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5.837cm"/>
    </style:style>
    <style:style style:name="co4" style:family="table-column">
      <style:table-column-properties fo:break-before="auto" style:column-width="4.244cm"/>
    </style:style>
    <style:style style:name="co5" style:family="table-column">
      <style:table-column-properties fo:break-before="auto" style:column-width="4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  <style:style style:name="ce2" style:family="table-cell" style:parent-style-name="Default" style:data-style-name="N64"/>
    <style:style style:name="ce3" style:family="table-cell" style:parent-style-name="Default" style:data-style-name="N6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28.59cm" svg:y="2.508cm">
            <draw:object draw:notify-on-update-of-ranges="Tabelle1.H9:Tabelle1.H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erbrauch pulsiert. Was könnte das sein?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Start</text:p>
          </table:table-cell>
          <table:table-cell table:style-name="ce1" office:value-type="date" office:date-value="2024-04-17T22:36:00" calcext:value-type="date">
            <text:p>2024-04-17 22:36:00</text:p>
          </table:table-cell>
          <table:table-cell table:style-name="Default"/>
          <table:table-cell table:style-name="Default" office:value-type="string" calcext:value-type="string">
            <text:p>Delt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aks</text:p>
          </table:table-cell>
          <table:table-cell/>
          <table:table-cell table:style-name="Default"/>
          <table:table-cell office:value-type="string" calcext:value-type="string">
            <text:p>Periode</text:p>
          </table:table-cell>
          <table:table-cell table:style-name="ce3" office:value-type="time" office:time-value="PT00H31M00S" calcext:value-type="time">
            <text:p>00:31:0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office:value-type="string" calcext:value-type="string">
            <text:p>Delta</text:p>
          </table:table-cell>
          <table:table-cell/>
          <table:table-cell office:value-type="string" calcext:value-type="string">
            <text:p>Faktor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date" office:date-value="2024-04-17T22:36:00" calcext:value-type="date">
            <text:p>2024-04-17 22:36:00</text:p>
          </table:table-cell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[.F9]*[.F$5]+[.F$4]" office:value-type="date" office:date-value="2024-04-17T22:36:00" calcext:value-type="date">
            <text:p>2024-04-17 22:36:00</text:p>
          </table:table-cell>
          <table:table-cell table:formula="of:=[.G9]-[.B9]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date" office:date-value="2024-04-17T23:11:00" calcext:value-type="date">
            <text:p>2024-04-17 23:11:00</text:p>
          </table:table-cell>
          <table:table-cell/>
          <table:table-cell table:formula="of:=[.B10]-[.B9]" office:value-type="time" office:time-value="PT00H35M00S" calcext:value-type="time">
            <text:p>00:35: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0]*[.F$5]+[.F$4]" office:value-type="date" office:date-value="2024-04-17T23:07:00" calcext:value-type="date">
            <text:p>2024-04-17 23:07:00</text:p>
          </table:table-cell>
          <table:table-cell table:formula="of:=[.G10]-[.B10]" office:value-type="time" office:time-value="-PT00H04M00S" calcext:value-type="time">
            <text:p>-00:04:00</text:p>
          </table:table-cell>
        </table:table-row>
        <table:table-row table:style-name="ro1">
          <table:table-cell/>
          <table:table-cell office:value-type="date" office:date-value="2024-04-17T23:45:00" calcext:value-type="date">
            <text:p>2024-04-17 23:45:00</text:p>
          </table:table-cell>
          <table:table-cell/>
          <table:table-cell table:formula="of:=[.B11]-[.B10]" office:value-type="time" office:time-value="PT00H34M00S" calcext:value-type="time">
            <text:p>00:34: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1]*[.F$5]+[.F$4]" office:value-type="date" office:date-value="2024-04-17T23:38:00" calcext:value-type="date">
            <text:p>2024-04-17 23:38:00</text:p>
          </table:table-cell>
          <table:table-cell table:formula="of:=[.G11]-[.B11]" office:value-type="time" office:time-value="-PT00H07M00S" calcext:value-type="time">
            <text:p>-00:07:00</text:p>
          </table:table-cell>
        </table:table-row>
        <table:table-row table:style-name="ro1">
          <table:table-cell/>
          <table:table-cell office:value-type="date" office:date-value="2024-04-18T00:15:00" calcext:value-type="date">
            <text:p>2024-04-18 00:15:00</text:p>
          </table:table-cell>
          <table:table-cell/>
          <table:table-cell table:formula="of:=[.B12]-[.B11]" office:value-type="time" office:time-value="PT00H30M00S" calcext:value-type="time">
            <text:p>00:30: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12]*[.F$5]+[.F$4]" office:value-type="date" office:date-value="2024-04-18T00:09:00" calcext:value-type="date">
            <text:p>2024-04-18 00:09:00</text:p>
          </table:table-cell>
          <table:table-cell table:formula="of:=[.G12]-[.B12]" office:value-type="time" office:time-value="-PT00H06M00S" calcext:value-type="time">
            <text:p>-00:06:00</text:p>
          </table:table-cell>
        </table:table-row>
        <table:table-row table:style-name="ro1">
          <table:table-cell/>
          <table:table-cell office:value-type="date" office:date-value="2024-04-18T00:46:00" calcext:value-type="date">
            <text:p>2024-04-18 00:46:00</text:p>
          </table:table-cell>
          <table:table-cell/>
          <table:table-cell table:formula="of:=[.B13]-[.B12]" office:value-type="time" office:time-value="PT00H31M00S" calcext:value-type="time">
            <text:p>00:31: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13]*[.F$5]+[.F$4]" office:value-type="date" office:date-value="2024-04-18T00:40:00" calcext:value-type="date">
            <text:p>2024-04-18 00:40:00</text:p>
          </table:table-cell>
          <table:table-cell table:formula="of:=[.G13]-[.B13]" office:value-type="time" office:time-value="-PT00H06M00S" calcext:value-type="time">
            <text:p>-00:06:00</text:p>
          </table:table-cell>
        </table:table-row>
        <table:table-row table:style-name="ro1">
          <table:table-cell/>
          <table:table-cell office:value-type="date" office:date-value="2024-04-18T01:12:00" calcext:value-type="date">
            <text:p>2024-04-18 01:12:00</text:p>
          </table:table-cell>
          <table:table-cell/>
          <table:table-cell table:formula="of:=[.B14]-[.B13]" office:value-type="time" office:time-value="PT00H26M00S" calcext:value-type="time">
            <text:p>00:26: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14]*[.F$5]+[.F$4]" office:value-type="date" office:date-value="2024-04-18T01:11:00" calcext:value-type="date">
            <text:p>2024-04-18 01:11:00</text:p>
          </table:table-cell>
          <table:table-cell table:formula="of:=[.G14]-[.B14]" office:value-type="time" office:time-value="-PT00H01M00S" calcext:value-type="time">
            <text:p>-00:01:00</text:p>
          </table:table-cell>
        </table:table-row>
        <table:table-row table:style-name="ro1">
          <table:table-cell/>
          <table:table-cell office:value-type="date" office:date-value="2024-04-18T01:40:00" calcext:value-type="date">
            <text:p>2024-04-18 01:40:00</text:p>
          </table:table-cell>
          <table:table-cell/>
          <table:table-cell table:formula="of:=[.B15]-[.B14]" office:value-type="time" office:time-value="PT00H28M00S" calcext:value-type="time">
            <text:p>00:28: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15]*[.F$5]+[.F$4]" office:value-type="date" office:date-value="2024-04-18T01:42:00" calcext:value-type="date">
            <text:p>2024-04-18 01:42:00</text:p>
          </table:table-cell>
          <table:table-cell table:formula="of:=[.G15]-[.B15]" office:value-type="time" office:time-value="PT00H02M00S" calcext:value-type="time">
            <text:p>00:02:00</text:p>
          </table:table-cell>
        </table:table-row>
        <table:table-row table:style-name="ro1">
          <table:table-cell/>
          <table:table-cell office:value-type="date" office:date-value="2024-04-18T02:06:00" calcext:value-type="date">
            <text:p>2024-04-18 02:06:00</text:p>
          </table:table-cell>
          <table:table-cell/>
          <table:table-cell table:formula="of:=[.B16]-[.B15]" office:value-type="time" office:time-value="PT00H26M00S" calcext:value-type="time">
            <text:p>00:26: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16]*[.F$5]+[.F$4]" office:value-type="date" office:date-value="2024-04-18T02:13:00" calcext:value-type="date">
            <text:p>2024-04-18 02:13:00</text:p>
          </table:table-cell>
          <table:table-cell table:formula="of:=[.G16]-[.B16]" office:value-type="time" office:time-value="PT00H07M00S" calcext:value-type="time">
            <text:p>00:07:00</text:p>
          </table:table-cell>
        </table:table-row>
        <table:table-row table:style-name="ro1">
          <table:table-cell/>
          <table:table-cell office:value-type="date" office:date-value="2024-04-18T02:35:00" calcext:value-type="date">
            <text:p>2024-04-18 02:35:00</text:p>
          </table:table-cell>
          <table:table-cell/>
          <table:table-cell table:formula="of:=[.B17]-[.B16]" office:value-type="time" office:time-value="PT00H29M00S" calcext:value-type="time">
            <text:p>00:29: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7]*[.F$5]+[.F$4]" office:value-type="date" office:date-value="2024-04-18T02:44:00" calcext:value-type="date">
            <text:p>2024-04-18 02:44:00</text:p>
          </table:table-cell>
          <table:table-cell table:formula="of:=[.G17]-[.B17]" office:value-type="time" office:time-value="PT00H09M00S" calcext:value-type="time">
            <text:p>00:09:00</text:p>
          </table:table-cell>
        </table:table-row>
        <table:table-row table:style-name="ro1">
          <table:table-cell/>
          <table:table-cell office:value-type="date" office:date-value="2024-04-18T03:02:00" calcext:value-type="date">
            <text:p>2024-04-18 03:02:00</text:p>
          </table:table-cell>
          <table:table-cell/>
          <table:table-cell table:formula="of:=[.B18]-[.B17]" office:value-type="time" office:time-value="PT00H27M00S" calcext:value-type="time">
            <text:p>00:27: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8]*[.F$5]+[.F$4]" office:value-type="date" office:date-value="2024-04-18T03:15:00" calcext:value-type="date">
            <text:p>2024-04-18 03:15:00</text:p>
          </table:table-cell>
          <table:table-cell table:formula="of:=[.G18]-[.B18]" office:value-type="time" office:time-value="PT00H13M00S" calcext:value-type="time">
            <text:p>00:13:00</text:p>
          </table:table-cell>
        </table:table-row>
        <table:table-row table:style-name="ro1">
          <table:table-cell/>
          <table:table-cell office:value-type="date" office:date-value="2024-04-18T03:31:00" calcext:value-type="date">
            <text:p>2024-04-18 03:31:00</text:p>
          </table:table-cell>
          <table:table-cell/>
          <table:table-cell table:formula="of:=[.B19]-[.B18]" office:value-type="time" office:time-value="PT00H29M00S" calcext:value-type="time">
            <text:p>00:29: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9]*[.F$5]+[.F$4]" office:value-type="date" office:date-value="2024-04-18T03:46:00" calcext:value-type="date">
            <text:p>2024-04-18 03:46:00</text:p>
          </table:table-cell>
          <table:table-cell table:formula="of:=[.G19]-[.B19]" office:value-type="time" office:time-value="PT00H15M00S" calcext:value-type="time">
            <text:p>00:15:00</text:p>
          </table:table-cell>
        </table:table-row>
        <table:table-row table:style-name="ro1">
          <table:table-cell/>
          <table:table-cell office:value-type="date" office:date-value="2024-04-18T03:53:00" calcext:value-type="date">
            <text:p>2024-04-18 03:53:00</text:p>
          </table:table-cell>
          <table:table-cell/>
          <table:table-cell table:formula="of:=[.B20]-[.B19]" office:value-type="time" office:time-value="PT00H22M00S" calcext:value-type="time">
            <text:p>00:22: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20]*[.F$5]+[.F$4]" office:value-type="date" office:date-value="2024-04-18T04:17:00" calcext:value-type="date">
            <text:p>2024-04-18 04:17:00</text:p>
          </table:table-cell>
          <table:table-cell table:formula="of:=[.G20]-[.B20]" office:value-type="time" office:time-value="PT00H24M00S" calcext:value-type="time">
            <text:p>00:24:00</text:p>
          </table:table-cell>
        </table:table-row>
        <table:table-row table:style-name="ro1">
          <table:table-cell/>
          <table:table-cell office:value-type="date" office:date-value="2024-04-18T05:47:00" calcext:value-type="date">
            <text:p>2024-04-18 05:47:00</text:p>
          </table:table-cell>
          <table:table-cell/>
          <table:table-cell table:formula="of:=[.B21]-[.B20]" office:value-type="time" office:time-value="PT01H54M00S" calcext:value-type="time">
            <text:p>01:54: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21]*[.F$5]+[.F$4]" office:value-type="date" office:date-value="2024-04-18T05:50:00" calcext:value-type="date">
            <text:p>2024-04-18 05:50:00</text:p>
          </table:table-cell>
          <table:table-cell table:formula="of:=[.G21]-[.B21]" office:value-type="time" office:time-value="PT00H03M00S" calcext:value-type="time">
            <text:p>00:03:00</text:p>
          </table:table-cell>
        </table:table-row>
        <table:table-row table:style-name="ro1">
          <table:table-cell/>
          <table:table-cell office:value-type="date" office:date-value="2024-04-18T06:39:00" calcext:value-type="date">
            <text:p>2024-04-18 06:39:00</text:p>
          </table:table-cell>
          <table:table-cell/>
          <table:table-cell table:formula="of:=[.B22]-[.B21]" office:value-type="time" office:time-value="PT00H52M00S" calcext:value-type="time">
            <text:p>00:52: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22]*[.F$5]+[.F$4]" office:value-type="date" office:date-value="2024-04-18T06:52:00" calcext:value-type="date">
            <text:p>2024-04-18 06:52:00</text:p>
          </table:table-cell>
          <table:table-cell table:formula="of:=[.G22]-[.B22]" office:value-type="time" office:time-value="PT00H13M00S" calcext:value-type="time">
            <text:p>00:13:00</text:p>
          </table:table-cell>
        </table:table-row>
        <table:table-row table:style-name="ro1">
          <table:table-cell/>
          <table:table-cell office:value-type="date" office:date-value="2024-04-18T07:06:00" calcext:value-type="date">
            <text:p>2024-04-18 07:06:00</text:p>
          </table:table-cell>
          <table:table-cell/>
          <table:table-cell table:formula="of:=[.B23]-[.B22]" office:value-type="time" office:time-value="PT00H27M00S" calcext:value-type="time">
            <text:p>00:27: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23]*[.F$5]+[.F$4]" office:value-type="date" office:date-value="2024-04-18T07:23:00" calcext:value-type="date">
            <text:p>2024-04-18 07:23:00</text:p>
          </table:table-cell>
          <table:table-cell table:formula="of:=[.G23]-[.B23]" office:value-type="time" office:time-value="PT00H17M00S" calcext:value-type="time">
            <text:p>00:17:00</text:p>
          </table:table-cell>
        </table:table-row>
        <table:table-row table:style-name="ro1">
          <table:table-cell/>
          <table:table-cell office:value-type="date" office:date-value="2024-04-18T07:40:00" calcext:value-type="date">
            <text:p>2024-04-18 07:40:00</text:p>
          </table:table-cell>
          <table:table-cell/>
          <table:table-cell table:formula="of:=[.B24]-[.B23]" office:value-type="time" office:time-value="PT00H34M00S" calcext:value-type="time">
            <text:p>00:34: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24]*[.F$5]+[.F$4]" office:value-type="date" office:date-value="2024-04-18T07:54:00" calcext:value-type="date">
            <text:p>2024-04-18 07:54:00</text:p>
          </table:table-cell>
          <table:table-cell table:formula="of:=[.G24]-[.B24]" office:value-type="time" office:time-value="PT00H14M00S" calcext:value-type="time">
            <text:p>00:14:00</text:p>
          </table:table-cell>
        </table:table-row>
        <table:table-row table:style-name="ro1">
          <table:table-cell/>
          <table:table-cell office:value-type="date" office:date-value="2024-04-18T09:10:00" calcext:value-type="date">
            <text:p>2024-04-18 09:10:00</text:p>
          </table:table-cell>
          <table:table-cell/>
          <table:table-cell table:formula="of:=[.B25]-[.B24]" office:value-type="time" office:time-value="PT01H30M00S" calcext:value-type="time">
            <text:p>01:30: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F25]*[.F$5]+[.F$4]" office:value-type="date" office:date-value="2024-04-18T09:27:00" calcext:value-type="date">
            <text:p>2024-04-18 09:27:00</text:p>
          </table:table-cell>
          <table:table-cell table:formula="of:=[.G25]-[.B25]" office:value-type="time" office:time-value="PT00H17M00S" calcext:value-type="time">
            <text:p>00:17:00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[.B26]-[.B25]" office:value-type="time" office:time-value="-PT1089609H10M00.000000279S" calcext:value-type="time">
            <text:p>-1089609:10: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formula="of:=[.B27]-[.B26]" office:value-type="time" office:time-value="PT00H00M00S" calcext:value-type="time">
            <text:p>00:00: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formula="of:=[.B28]-[.B27]" office:value-type="time" office:time-value="PT00H00M00S" calcext:value-type="time">
            <text:p>00:00:00</text:p>
          </table:table-cell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Mir scheint das ist nicht perfekt periodisch.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3:48:59.185000000</meta:creation-date>
    <dc:date>2024-04-18T14:04:16.437000000</dc:date>
    <meta:editing-duration>PT15M17S</meta:editing-duration>
    <meta:editing-cycles>1</meta:editing-cycles>
    <meta:document-statistic meta:table-count="1" meta:cell-count="97" meta:object-count="1"/>
    <meta:generator>LibreOffice/7.6.5.2$Windows_X86_64 LibreOffice_project/38d5f62f85355c192ef5f1dd47c5c0c0c6d6598b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cm" svg:y="4.198cm" style:legend-expansion="high" chart:style-name="ch2"/>
        <chart:plot-area chart:style-name="ch3" table:cell-range-address="Tabelle1.H9:Tabelle1.H25" svg:x="0.32cm" svg:y="0.18cm" svg:width="13.25cm" svg:height="8.64cm">
          <chart:coordinate-region svg:x="2.053cm" svg:y="0.383cm" svg:width="11.517cm" svg:height="8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H9:Tabelle1.H25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H9:Tabelle1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77777777777778">
                <text:p>-0.0027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486111111111111">
                <text:p>-0.00486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416666666666667">
                <text:p>-0.004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416666666666667">
                <text:p>-0.004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694444444444445">
                <text:p>-0.000694444444444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8888888888889">
                <text:p>0.0013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86111111111111">
                <text:p>0.00486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2777777777778">
                <text:p>0.00902777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08333333333333">
                <text:p>0.0020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02777777777778">
                <text:p>0.00902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8055555555556">
                <text:p>0.01180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72222222222222">
                <text:p>0.00972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8055555555556">
                <text:p>0.01180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5.2$Windows_X86_64 LibreOffice_project/38d5f62f85355c192ef5f1dd47c5c0c0c6d6598b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